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">
            <text:p>0</text:p>
          </table:table-cell>
          <table:table-cell office:value-type="string">
            <text:p>no map to the fd_out</text:p>
          </table:table-cell>
          <table:table-cell table:number-columns-repeated="1012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2" office:value-type="float" office:value="0.5">
            <text:p>0.5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.25">
            <text:p>0.25</text:p>
          </table:table-cell>
          <table:table-cell office:value-type="string">
            <text:p>no munmap to fd_out</text:p>
          </table:table-cell>
          <table:table-cell table:number-columns-repeated="1012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2" office:value-type="float" office:value="3.25">
            <text:p>3.25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6:57:51</dc:date>
    <meta:editing-duration>PT14H47M39S</meta:editing-duration>
    <meta:editing-cycles>78</meta:editing-cycles>
    <meta:generator>LibreOffice/3.5$Linux_X86_64 LibreOffice_project/350m1$Build-2</meta:generator>
    <dc:creator>Bingo </dc:creator>
    <meta:document-statistic meta:table-count="1" meta:cell-count="27" meta:object-count="0"/>
  </office:meta>
</office:document-meta>
</file>